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B000000D756F734B5.png" manifest:media-type="image/png"/>
  <manifest:file-entry manifest:full-path="Pictures/10000000000003D3000002E02B0A25E7.png" manifest:media-type="image/png"/>
  <manifest:file-entry manifest:full-path="Pictures/10000000000002BC00000266A89BF3DE.png" manifest:media-type="image/png"/>
  <manifest:file-entry manifest:full-path="Pictures/10000000000002270000020B4B9A5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fit-to-size="shrink-to-fit" fo:min-height="2.4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style:font-name="Ubuntu1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Ubuntu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6.985cm" svg:height="2.663cm" svg:x="8.807cm" svg:y="19.215cm">
              <draw:text-box>
                <text:p text:style-name="P1"><text:span text:style-name="T1">Big Data</text:span></text:p>
              </draw:text-box>
            </draw:frame>
            <draw:frame draw:style-name="gr2" draw:text-style-name="P1" draw:layer="layout" svg:width="8.028cm" svg:height="7.62cm" svg:x="8.366cm" svg:y="22.368cm">
              <draw:image xlink:href="Pictures/10000000000002270000020B4B9A5751.png" xlink:type="simple" xlink:show="embed" xlink:actuate="onLoad">
                <text:p/>
              </draw:image>
            </draw:frame>
          </draw:g>
          <draw:g>
            <draw:frame draw:style-name="gr2" draw:text-style-name="P1" draw:layer="layout" svg:width="9.217cm" svg:height="8.084cm" svg:x="7.731cm" svg:y="33.693cm">
              <draw:image xlink:href="Pictures/10000000000002BC00000266A89BF3DE.png" xlink:type="simple" xlink:show="embed" xlink:actuate="onLoad">
                <text:p/>
              </draw:image>
            </draw:frame>
            <draw:frame draw:style-name="gr1" draw:text-style-name="P2" draw:layer="layout" svg:width="9.271cm" svg:height="2.663cm" svg:x="7.859cm" svg:y="30.518cm">
              <draw:text-box>
                <text:p text:style-name="P1"><text:span text:style-name="T1">Django</text:span></text:p>
              </draw:text-box>
            </draw:frame>
          </draw:g>
          <draw:g>
            <draw:frame draw:style-name="gr1" draw:text-style-name="P2" draw:layer="layout" svg:width="6.985cm" svg:height="2.663cm" svg:x="9.001cm" svg:y="1.693cm">
              <draw:text-box>
                <text:p text:style-name="P1"><text:span text:style-name="T1">OpenStack</text:span></text:p>
              </draw:text-box>
            </draw:frame>
            <draw:frame draw:style-name="gr2" draw:text-style-name="P1" draw:layer="layout" svg:width="18.542cm" svg:height="13.939cm" svg:x="3.667cm" svg:y="4.768cm">
              <draw:image xlink:href="Pictures/10000000000003D3000002E02B0A25E7.png" xlink:type="simple" xlink:show="embed" xlink:actuate="onLoad">
                <text:p/>
              </draw:image>
            </draw:frame>
          </draw:g>
          <draw:g>
            <draw:frame draw:style-name="gr1" draw:text-style-name="P2" draw:layer="layout" svg:width="9.271cm" svg:height="2.663cm" svg:x="7.858cm" svg:y="42.456cm">
              <draw:text-box>
                <text:p text:style-name="P1"><text:span text:style-name="T1">“</text:span><text:span text:style-name="T1">tmate-slave”</text:span></text:p>
              </draw:text-box>
            </draw:frame>
            <draw:frame draw:style-name="gr2" draw:text-style-name="P1" draw:layer="layout" svg:width="2.794cm" svg:height="2.743cm" svg:x="11.16cm" svg:y="45.639cm">
              <draw:image xlink:href="Pictures/10000000000000DB000000D756F734B5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2cm" fo:margin-bottom="0cm" fo:margin-left="0.136cm" fo:margin-right="0cm" fo:page-width="25.4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13:07:53.761621035</meta:creation-date>
    <dc:date>2015-04-09T13:14:36.605248395</dc:date>
    <meta:editing-duration>P0D</meta:editing-duration>
    <meta:editing-cycles>1</meta:editing-cycles>
    <meta:document-statistic meta:object-count="13"/>
    <meta:generator>LibreOffice/4.2.7.2$Linux_X86_64 LibreOffice_project/420m0$Build-2</meta:generator>
  </office:meta>
</office:document-meta>
</file>